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style:font-name="Liberation Sans" fo:font-size="18.2000007629395pt" fo:font-weight="bold" officeooo:rsid="001f1e9b" officeooo:paragraph-rsid="0010fea4" style:font-name-asian="Noto Sans CJK SC" style:font-size-asian="18.2000007629395pt" style:font-weight-asian="bold" style:font-name-complex="Mangal" style:font-size-complex="18.2000007629395pt" style:font-weight-complex="bold"/>
    </style:style>
    <style:style style:name="P5" style:family="paragraph" style:parent-style-name="Heading_20_1">
      <style:text-properties officeooo:paragraph-rsid="0010fea4"/>
    </style:style>
    <style:style style:name="P6" style:family="paragraph" style:parent-style-name="Heading_20_2">
      <style:text-properties officeooo:paragraph-rsid="0010fea4"/>
    </style:style>
    <style:style style:name="P7" style:family="paragraph" style:parent-style-name="Standard" style:list-style-name="L9">
      <style:text-properties officeooo:rsid="002d5cc0" officeooo:paragraph-rsid="0010fea4"/>
    </style:style>
    <style:style style:name="P8" style:family="paragraph" style:parent-style-name="Standard">
      <style:text-properties officeooo:rsid="002d5cc0" officeooo:paragraph-rsid="0010fea4"/>
    </style:style>
    <style:style style:name="P9" style:family="paragraph" style:parent-style-name="Standard" style:list-style-name="L1">
      <style:text-properties officeooo:paragraph-rsid="0010fea4"/>
    </style:style>
    <style:style style:name="P10" style:family="paragraph" style:parent-style-name="Standard" style:list-style-name="L6">
      <style:text-properties officeooo:rsid="00377def" officeooo:paragraph-rsid="0010fea4"/>
    </style:style>
    <style:style style:name="P11" style:family="paragraph" style:parent-style-name="Standard" style:list-style-name="L7">
      <style:text-properties officeooo:rsid="0023724f" officeooo:paragraph-rsid="0010fea4"/>
    </style:style>
    <style:style style:name="P12" style:family="paragraph" style:parent-style-name="Standard" style:list-style-name="L8">
      <style:text-properties officeooo:rsid="0032b23a" officeooo:paragraph-rsid="0010fea4"/>
    </style:style>
    <style:style style:name="P13" style:family="paragraph" style:parent-style-name="Standard" style:list-style-name="L8">
      <style:text-properties officeooo:rsid="0035954f" officeooo:paragraph-rsid="0010fea4"/>
    </style:style>
    <style:style style:name="P14" style:family="paragraph" style:parent-style-name="Standard">
      <style:text-properties officeooo:rsid="0035954f" officeooo:paragraph-rsid="0010fea4"/>
    </style:style>
    <style:style style:name="P15" style:family="paragraph" style:parent-style-name="Standard">
      <style:text-properties officeooo:rsid="003ada4d" officeooo:paragraph-rsid="0010fea4"/>
    </style:style>
    <style:style style:name="P16" style:family="paragraph" style:parent-style-name="Standard" style:list-style-name="L6">
      <style:text-properties officeooo:paragraph-rsid="0010fea4"/>
    </style:style>
    <style:style style:name="P17" style:family="paragraph" style:parent-style-name="Standard" style:list-style-name="L10">
      <style:text-properties officeooo:paragraph-rsid="0010fea4"/>
    </style:style>
    <style:style style:name="P18" style:family="paragraph" style:parent-style-name="Standard" style:list-style-name="L12">
      <style:text-properties officeooo:paragraph-rsid="0010fea4"/>
    </style:style>
    <style:style style:name="P19" style:family="paragraph" style:parent-style-name="Standard">
      <style:text-properties officeooo:rsid="0010fea4" officeooo:paragraph-rsid="0010fea4"/>
    </style:style>
    <style:style style:name="P20" style:family="paragraph" style:parent-style-name="Standard">
      <style:text-properties officeooo:rsid="00160210" officeooo:paragraph-rsid="00160210"/>
    </style:style>
    <style:style style:name="P21" style:family="paragraph" style:parent-style-name="Text_20_body" style:list-style-name="L8">
      <style:text-properties officeooo:rsid="0039048f" officeooo:paragraph-rsid="0010fea4"/>
    </style:style>
    <style:style style:name="P22" style:family="paragraph" style:parent-style-name="Text_20_body">
      <style:text-properties officeooo:paragraph-rsid="0010fea4"/>
    </style:style>
    <style:style style:name="P23" style:family="paragraph" style:parent-style-name="Text_20_body">
      <style:text-properties officeooo:rsid="00110a7f" officeooo:paragraph-rsid="00110a7f"/>
    </style:style>
    <style:style style:name="P24" style:family="paragraph" style:parent-style-name="Text_20_body">
      <style:text-properties officeooo:rsid="0012e404" officeooo:paragraph-rsid="0012e404"/>
    </style:style>
    <style:style style:name="P25" style:family="paragraph" style:parent-style-name="Text_20_body">
      <style:text-properties officeooo:rsid="00142fd6" officeooo:paragraph-rsid="00142fd6"/>
    </style:style>
    <style:style style:name="T1" style:family="text">
      <style:text-properties officeooo:rsid="0035954f"/>
    </style:style>
    <style:style style:name="T2" style:family="text">
      <style:text-properties officeooo:rsid="0010fe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e40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14_878835477" text:style-name="Index_20_Link" text:visited-style-name="Index_20_Link">CSS<text:tab/>1</text:a></text:p>
          <text:p text:style-name="P2"><text:a xlink:type="simple" xlink:href="#__RefHeading___Toc406_3359215930" text:style-name="Index_20_Link" text:visited-style-name="Index_20_Link">Understanding Cascade<text:tab/>1</text:a></text:p>
          <text:p text:style-name="P2"><text:a xlink:type="simple" xlink:href="#__RefHeading___Toc102_3533307486" text:style-name="Index_20_Link" text:visited-style-name="Index_20_Link">CSS Values and Units<text:tab/>1</text:a></text:p>
          <text:p text:style-name="P2"><text:a xlink:type="simple" xlink:href="#__RefHeading___Toc51_2483376494" text:style-name="Index_20_Link" text:visited-style-name="Index_20_Link">Selector Combinators<text:tab/>1</text:a></text:p>
          <text:p text:style-name="P2"><text:a xlink:type="simple" xlink:href="#__RefHeading___Toc104_3533307486" text:style-name="Index_20_Link" text:visited-style-name="Index_20_Link">CSS Position Property<text:tab/>1</text:a></text:p>
          <text:p text:style-name="P1"><text:a xlink:type="simple" xlink:href="#__RefHeading___Toc316_878835477" text:style-name="Index_20_Link" text:visited-style-name="Index_20_Link">HTML<text:tab/>2</text:a></text:p>
          <text:p text:style-name="P2"><text:a xlink:type="simple" xlink:href="#__RefHeading___Toc108_3533307486" text:style-name="Index_20_Link" text:visited-style-name="Index_20_Link">Events<text:tab/>2</text:a></text:p>
          <text:p text:style-name="P1"><text:a xlink:type="simple" xlink:href="#__RefHeading___Toc318_878835477" text:style-name="Index_20_Link" text:visited-style-name="Index_20_Link">Algorithms<text:tab/>2</text:a></text:p>
          <text:p text:style-name="P1"><text:a xlink:type="simple" xlink:href="#__RefHeading___Toc322_878835477" text:style-name="Index_20_Link" text:visited-style-name="Index_20_Link">Databases<text:tab/>2</text:a></text:p>
          <text:p text:style-name="P2"><text:a xlink:type="simple" xlink:href="#__RefHeading___Toc324_878835477" text:style-name="Index_20_Link" text:visited-style-name="Index_20_Link">SQL Tutorial:<text:tab/>2</text:a></text:p>
          <text:p text:style-name="P2"><text:a xlink:type="simple" xlink:href="#__RefHeading___Toc326_878835477" text:style-name="Index_20_Link" text:visited-style-name="Index_20_Link">Cheat Sheets:<text:tab/>3</text:a></text:p>
          <text:p text:style-name="P2"><text:a xlink:type="simple" xlink:href="#__RefHeading___Toc328_878835477" text:style-name="Index_20_Link" text:visited-style-name="Index_20_Link">Normalization:<text:tab/>3</text:a></text:p>
          <text:p text:style-name="P2"><text:a xlink:type="simple" xlink:href="#__RefHeading___Toc330_878835477" text:style-name="Index_20_Link" text:visited-style-name="Index_20_Link">Study List:<text:tab/>3</text:a></text:p>
          <text:p text:style-name="P3"><text:a xlink:type="simple" xlink:href="#__RefHeading___Toc332_878835477" text:style-name="Index_20_Link" text:visited-style-name="Index_20_Link"><text:s/>PostgreSQL<text:tab/>3</text:a></text:p>
          <text:p text:style-name="P3"><text:a xlink:type="simple" xlink:href="#__RefHeading___Toc334_878835477" text:style-name="Index_20_Link" text:visited-style-name="Index_20_Link"><text:s/>Normalization:<text:tab/>4</text:a></text:p>
          <text:p text:style-name="P1"><text:a xlink:type="simple" xlink:href="#__RefHeading___Toc336_878835477" text:style-name="Index_20_Link" text:visited-style-name="Index_20_Link">Regular Expressions<text:tab/>5</text:a></text:p>
          <text:p text:style-name="P1"><text:a xlink:type="simple" xlink:href="#__RefHeading___Toc338_878835477" text:style-name="Index_20_Link" text:visited-style-name="Index_20_Link">Security<text:tab/>5</text:a></text:p>
          <text:p text:style-name="P1"><text:a xlink:type="simple" xlink:href="#__RefHeading___Toc340_878835477" text:style-name="Index_20_Link" text:visited-style-name="Index_20_Link">Software Engineering<text:tab/>5</text:a></text:p>
          <text:p text:style-name="P1"><text:a xlink:type="simple" xlink:href="#__RefHeading___Toc342_878835477" text:style-name="Index_20_Link" text:visited-style-name="Index_20_Link">Computer Networks<text:tab/>7</text:a></text:p>
        </text:index-body>
      </text:table-of-content>
      <text:p text:style-name="Standard"/>
      <text:h text:style-name="P4" text:outline-level="1"><text:bookmark-start text:name="__RefHeading___Toc314_878835477"/>CSS<text:bookmark-end text:name="__RefHeading___Toc314_878835477"/></text:h>
      <text:h text:style-name="P6" text:outline-level="2"><text:bookmark-start text:name="__RefHeading___Toc406_3359215930"/>Understanding Cascade<text:bookmark-end text:name="__RefHeading___Toc406_3359215930"/></text:h>
      <text:list xml:id="list1136877100" text:style-name="L1">
        <text:list-item>
          <text:p text:style-name="P9">Specificity and Source Order</text:p>
          <text:list>
            <text:list-item>
              <text:p text:style-name="P9"><text:a xlink:type="simple" xlink:href="https://developer.mozilla.org/en-US/docs/Learn/CSS/Building_blocks/Cascade_and_inheritance#understanding_the_cascade" text:style-name="Internet_20_link" text:visited-style-name="Visited_20_Internet_20_Link">https://developer.mozilla.org/en-US/docs/Learn/CSS/Building_blocks/Cascade_and_inheritance#understanding_the_cascade</text:a></text:p>
            </text:list-item>
          </text:list>
        </text:list-item>
        <text:list-item>
          <text:p text:style-name="P9">CSS Specificity with Plankton, fish and shark</text:p>
          <text:list>
            <text:list-item>
              <text:p text:style-name="P9"><text:a xlink:type="simple" xlink:href="https://specifishity.com/" text:style-name="Internet_20_link" text:visited-style-name="Visited_20_Internet_20_Link">https://specifishity.com/</text:a></text:p>
            </text:list-item>
          </text:list>
        </text:list-item>
      </text:list>
      <text:h text:style-name="P6" text:outline-level="2"><text:bookmark-start text:name="__RefHeading___Toc102_3533307486"/>CSS Values and Units<text:bookmark-end text:name="__RefHeading___Toc102_3533307486"/></text:h>
      <text:list xml:id="list71632257" text:style-name="L6">
        <text:list-item>
          <text:p text:style-name="P10">MDN on CSS Values and Units:</text:p>
          <text:list>
            <text:list-item>
              <text:p text:style-name="P16"><text:a xlink:type="simple" xlink:href="https://developer.mozilla.org/en-US/docs/Learn/CSS/Building_blocks/Values_and_units" text:style-name="Internet_20_link" text:visited-style-name="Visited_20_Internet_20_Link">https://developer.mozilla.org/en-US/docs/Learn/CSS/Building_blocks/Values_and_units</text:a></text:p>
            </text:list-item>
          </text:list>
        </text:list-item>
      </text:list>
      <text:h text:style-name="P6" text:outline-level="2"><text:bookmark-start text:name="__RefHeading___Toc51_2483376494"/>Selector Combinators<text:bookmark-end text:name="__RefHeading___Toc51_2483376494"/></text:h>
      <text:list xml:id="list2344232970" text:style-name="L7">
        <text:list-item>
          <text:p text:style-name="P11">Combinators</text:p>
          <text:list>
            <text:list-item>
              <text:p text:style-name="P11"><text:a xlink:type="simple" xlink:href="https://developer.mozilla.org/en-US/docs/Learn/CSS/Building_blocks/Selectors/Combinators#child_combinator" text:style-name="Internet_20_link" text:visited-style-name="Visited_20_Internet_20_Link">https://developer.mozilla.org/en-US/docs/Learn/CSS/Building_blocks/Selectors/Combinators#child_combinator</text:a></text:p>
            </text:list-item>
          </text:list>
        </text:list-item>
      </text:list>
      <text:h text:style-name="P6" text:outline-level="2"><text:bookmark-start text:name="__RefHeading___Toc104_3533307486"/>CSS Position Property<text:bookmark-end text:name="__RefHeading___Toc104_3533307486"/></text:h>
      <text:list xml:id="list1052255660" text:style-name="L8">
        <text:list-item>
          <text:p text:style-name="P21"><text:span text:style-name="T1">MDN on CSS position: </text:span><text:a xlink:type="simple" xlink:href="https://developer.mozilla.org/en-US/docs/Web/CSS/position" text:style-name="Internet_20_link" text:visited-style-name="Visited_20_Internet_20_Link"><text:span text:style-name="T1">https://developer.mozilla.org/en-US/docs/Web/CSS/position</text:span></text:a></text:p>
        </text:list-item>
        <text:list-item>
          <text:p text:style-name="P21"><text:soft-page-break/>Identifying the containig block: <text:a xlink:type="simple" xlink:href="https://developer.mozilla.org/en-US/docs/Web/CSS/Containing_block#identifying_the_containing_block" text:style-name="Internet_20_link" text:visited-style-name="Visited_20_Internet_20_Link">https://developer.mozilla.org/en-US/docs/Web/CSS/Containing_block#identifying_the_containing_block</text:a></text:p>
        </text:list-item>
        <text:list-item>
          <text:p text:style-name="P12">Learn CSS Positioning in Ten Steps: <text:a xlink:type="simple" xlink:href="http://www.barelyfitz.com/screencast/html-training/css/positioning/" text:style-name="Internet_20_link" text:visited-style-name="Visited_20_Internet_20_Link">http://www.barelyfitz.com/screencast/html-training/css/positioning/</text:a></text:p>
        </text:list-item>
        <text:list-item>
          <text:p text:style-name="P13">CSS Position: <text:a xlink:type="simple" xlink:href="https://css-tricks.com/almanac/properties/p/position/" text:style-name="Internet_20_link" text:visited-style-name="Visited_20_Internet_20_Link">https://css-tricks.com/almanac/properties/p/position/</text:a></text:p>
        </text:list-item>
      </text:list>
      <text:p text:style-name="P14"/>
      <text:p text:style-name="P15">Flex Layout:</text:p>
      <text:list xml:id="list2137512360" text:style-name="L9">
        <text:list-item>
          <text:p text:style-name="P7">Flex Layout: <text:a xlink:type="simple" xlink:href="https://css-tricks.com/snippets/css/a-guide-to-flexbox" text:style-name="Internet_20_link" text:visited-style-name="Visited_20_Internet_20_Link">https://css-tricks.com/snippets/css/a-guide-to-flexbox</text:a></text:p>
        </text:list-item>
      </text:list>
      <text:p text:style-name="P8"/>
      <text:p text:style-name="P8">Grid Layout</text:p>
      <text:list xml:id="list195720467019420" text:continue-numbering="true" text:style-name="L9">
        <text:list-item>
          <text:p text:style-name="P7"><text:a xlink:type="simple" xlink:href="https://css-tricks.com/snippets/css/complete-guide-grid/#fr-unit" text:style-name="Internet_20_link" text:visited-style-name="Visited_20_Internet_20_Link">https://css-tricks.com/snippets/css/complete-guide-grid/#fr-unit</text:a></text:p>
        </text:list-item>
        <text:list-item>
          <text:p text:style-name="P7"><text:a xlink:type="simple" xlink:href="https://www.w3schools.com/css/css_grid.asp" text:style-name="Internet_20_link" text:visited-style-name="Visited_20_Internet_20_Link">https://www.w3schools.com/css/css_grid.asp</text:a></text:p>
        </text:list-item>
      </text:list>
      <text:h text:style-name="P5" text:outline-level="1"><text:bookmark-start text:name="__RefHeading___Toc316_878835477"/>HTML<text:bookmark-end text:name="__RefHeading___Toc316_878835477"/></text:h>
      <text:list xml:id="list864360749" text:style-name="L10">
        <text:list-item>
          <text:p text:style-name="P17">28 HTML5 Features, Tips, and Techniques</text:p>
          <text:list>
            <text:list-item>
              <text:p text:style-name="P17"><text:a xlink:type="simple" xlink:href="https://code.tutsplus.com/tutorials/28-html5-features-tips-and-techniques-you-must-know--net-13520" text:style-name="Internet_20_link" text:visited-style-name="Visited_20_Internet_20_Link">https://code.tutsplus.com/tutorials/28-html5-features-tips-and-techniques-you-must-know--net-13520</text:a></text:p>
            </text:list-item>
          </text:list>
        </text:list-item>
        <text:list-item>
          <text:p text:style-name="P17">MDN HTML5 Developer Guides</text:p>
          <text:list>
            <text:list-item>
              <text:p text:style-name="P17">https://developer.mozilla.org/en-US/docs/Web/Guide/HTML/HTML5</text:p>
            </text:list-item>
          </text:list>
        </text:list-item>
        <text:list-item>
          <text:p text:style-name="P17">W3schools: <text:a xlink:type="simple" xlink:href="https://www.w3schools.com/html" text:style-name="Internet_20_link" text:visited-style-name="Visited_20_Internet_20_Link">https://www.w3schools.com/html</text:a></text:p>
        </text:list-item>
      </text:list>
      <text:h text:style-name="P6" text:outline-level="2"><text:bookmark-start text:name="__RefHeading___Toc108_3533307486"/>Events<text:bookmark-end text:name="__RefHeading___Toc108_3533307486"/></text:h>
      <text:list xml:id="list939461824" text:style-name="L12">
        <text:list-item>
          <text:p text:style-name="P18">HTML Events: <text:a xlink:type="simple" xlink:href="https://www.w3schools.com/jsref/dom_obj_event.asp" text:style-name="Internet_20_link" text:visited-style-name="Visited_20_Internet_20_Link">https://www.w3schools.com/jsref/dom_obj_event.asp</text:a></text:p>
        </text:list-item>
      </text:list>
      <text:p text:style-name="P8"/>
      <text:p text:style-name="P8"/>
      <text:h text:style-name="Heading_20_1" text:outline-level="1"><text:bookmark-start text:name="__RefHeading___Toc318_878835477"/>Algorithms<text:bookmark-end text:name="__RefHeading___Toc318_878835477"/></text:h>
      <text:p text:style-name="P19">Anany Levitin’s intorduction to Algorithms Book is great</text:p>
      <text:p text:style-name="P20">Or learn basics from internet tutorials</text:p>
      <text:p text:style-name="P19"/>
      <text:h text:style-name="Heading_20_1" text:outline-level="1"><text:bookmark-start text:name="__RefHeading___Toc322_878835477"/>Databases<text:bookmark-end text:name="__RefHeading___Toc322_878835477"/></text:h>
      <text:h text:style-name="Heading_20_2" text:outline-level="2"><text:bookmark-start text:name="__RefHeading___Toc324_878835477"/>SQL Tutorial:<text:bookmark-end text:name="__RefHeading___Toc324_878835477"/></text:h>
      <text:p text:style-name="Text_20_body"><text:tab/>SQL Tutorial:</text:p>
      <text:p text:style-name="Text_20_body"><text:tab/><text:tab/>https://www.sqltutorial.org/</text:p>
      <text:p text:style-name="Text_20_body"><text:tab/>PostgreSQL tutorial:</text:p>
      <text:p text:style-name="Text_20_body"><text:tab/><text:tab/>https://www.postgresqltutorial.com/</text:p>
      <text:p text:style-name="Text_20_body"><text:tab/>geeksforgeeks SQL Tutorial:</text:p>
      <text:p text:style-name="Text_20_body"><text:tab/><text:tab/>https://www.geeksforgeeks.org/sql-tutorial/</text:p>
      <text:p text:style-name="Text_20_body"><text:soft-page-break/><text:tab/>Ten Advanced SQL Concepts You Should Know for Data Science Interviews</text:p>
      <text:p text:style-name="Text_20_body"><text:tab/><text:tab/>https://towardsdatascience.com/ten-advanced-sql-concepts-you-should-know-for-data-science-interviews-4d7015ec74b0</text:p>
      <text:p text:style-name="Text_20_body"/>
      <text:h text:style-name="Heading_20_2" text:outline-level="2"><text:bookmark-start text:name="__RefHeading___Toc326_878835477"/>Cheat Sheets:<text:bookmark-end text:name="__RefHeading___Toc326_878835477"/></text:h>
      <text:p text:style-name="P22"><text:tab/>PostgreSQL Cheat Sheet:</text:p>
      <text:p text:style-name="P22"><text:tab/><text:tab/>https://jeremiahalex.gitbooks.io/wdi-sg/content/04-databases/sqlcheatsheet.html</text:p>
      <text:p text:style-name="Text_20_body"><text:tab/>SQL Cheat Sheet:</text:p>
      <text:p text:style-name="Text_20_body"><text:tab/><text:tab/>https://websitesetup.org/sql-cheat-sheet/</text:p>
      <text:h text:style-name="Heading_20_2" text:outline-level="2"><text:bookmark-start text:name="__RefHeading___Toc328_878835477"/>Normalization:<text:bookmark-end text:name="__RefHeading___Toc328_878835477"/></text:h>
      <text:p text:style-name="Text_20_body"><text:tab/>http://www.studytonight.com/dbms/database-normalization.php</text:p>
      <text:p text:style-name="Text_20_body"><text:tab/>A Simple Guide to Five Normal Forms in Relational Database Theory</text:p>
      <text:p text:style-name="Text_20_body"><text:tab/><text:tab/>http://www.bkent.net/Doc/simple5.htm</text:p>
      <text:p text:style-name="Text_20_body"><text:tab/><text:tab/>William Kent, Sept 1982</text:p>
      <text:h text:style-name="Heading_20_2" text:outline-level="2"><text:bookmark-start text:name="__RefHeading___Toc330_878835477"/>Study List:<text:bookmark-end text:name="__RefHeading___Toc330_878835477"/></text:h>
      <text:h text:style-name="Heading_20_3" text:outline-level="3"><text:bookmark-start text:name="__RefHeading___Toc332_878835477"/><text:tab/><text:span text:style-name="T4">PostgreSQL</text:span><text:bookmark-end text:name="__RefHeading___Toc332_878835477"/></text:h>
      <text:p text:style-name="Text_20_body"><text:tab/><text:tab/>Database organization (objects and hierarchy)</text:p>
      <text:p text:style-name="Text_20_body"><text:tab/><text:tab/>Transaction</text:p>
      <text:p text:style-name="Text_20_body"><text:tab/><text:tab/><text:tab/>PostgreSQL SET TRANSACTION</text:p>
      <text:p text:style-name="Text_20_body"><text:tab/><text:tab/><text:tab/>Cross database transaction</text:p>
      <text:p text:style-name="Text_20_body"><text:tab/><text:tab/>Function, Aggregate Functions</text:p>
      <text:p text:style-name="Text_20_body"><text:tab/><text:tab/>Stored Procedure</text:p>
      <text:p text:style-name="Text_20_body"><text:tab/><text:tab/>Trigger</text:p>
      <text:p text:style-name="Text_20_body"><text:tab/><text:tab/>Index</text:p>
      <text:p text:style-name="Text_20_body"><text:tab/><text:tab/>Sequence</text:p>
      <text:p text:style-name="Text_20_body"><text:tab/><text:tab/>Data Types</text:p>
      <text:p text:style-name="Text_20_body"><text:tab/><text:tab/>Constraints</text:p>
      <text:p text:style-name="Text_20_body"><text:tab/><text:tab/>Roles, User, Permissions</text:p>
      <text:p text:style-name="Text_20_body"><text:soft-page-break/><text:tab/><text:tab/><text:tab/>Managing PostgreSQL users and roles: https://aws.amazon.com/blogs/database/managing-postgresql-users-and-roles/</text:p>
      <text:p text:style-name="Text_20_body"><text:tab/><text:tab/>Schema</text:p>
      <text:p text:style-name="Text_20_body"><text:tab/><text:tab/>DateTime Types and function</text:p>
      <text:p text:style-name="Text_20_body"><text:tab/><text:tab/>Collation</text:p>
      <text:p text:style-name="Text_20_body"/>
      <text:h text:style-name="Heading_20_3" text:outline-level="3"><text:bookmark-start text:name="__RefHeading___Toc334_878835477"/><text:tab/>Normalization:<text:bookmark-end text:name="__RefHeading___Toc334_878835477"/></text:h>
      <text:p text:style-name="Text_20_body"><text:tab/><text:tab/>BCNF</text:p>
      <text:p text:style-name="Text_20_body"><text:tab/><text:tab/>Study formal definitons from the book "Database System Concepts" by Avi Silberschatz, Henry F. Korth, and S. Sudarshan</text:p>
      <text:p text:style-name="Text_20_body"/>
      <text:p text:style-name="Text_20_body"><text:tab/>Object Relational Database System VS Relational Database Management System</text:p>
      <text:p text:style-name="Text_20_body"/>
      <text:p text:style-name="Text_20_body"><text:tab/>Cluster Storage Engine in MySQL (e.g., InnoDB, NDB)</text:p>
      <text:p text:style-name="Text_20_body"/>
      <text:p text:style-name="Text_20_body"><text:tab/>Material Views Vs View Vs Temporary Tables</text:p>
      <text:p text:style-name="Text_20_body"><text:tab/><text:tab/>PostgreSQL supports both; MySQL does not support materialized views.</text:p>
      <text:p text:style-name="Text_20_body"><text:tab/><text:tab/>Updatable Views: <text:a xlink:type="simple" xlink:href="https://www.postgresqltutorial.com/postgresql-updatable-views/" text:style-name="Internet_20_link" text:visited-style-name="Visited_20_Internet_20_Link">https://www.postgresqltutorial.com/postgresql-updatable-views/</text:a></text:p>
      <text:p text:style-name="Text_20_body"/>
      <text:p text:style-name="Text_20_body"><text:tab/>Security:</text:p>
      <text:p text:style-name="Text_20_body"><text:tab/><text:tab/>PostgreSQL:</text:p>
      <text:p text:style-name="Text_20_body"><text:tab/><text:tab/><text:tab/>Roles and inherited Roles</text:p>
      <text:p text:style-name="Text_20_body"><text:tab/><text:tab/><text:tab/>Row-level security</text:p>
      <text:p text:style-name="Text_20_body"><text:tab/><text:tab/><text:tab/>SSL support for connection between client/server</text:p>
      <text:p text:style-name="Text_20_body"><text:tab/><text:tab/><text:tab/>SELinux security policy</text:p>
      <text:p text:style-name="Text_20_body"><text:tab/><text:tab/>MySQL:</text:p>
      <text:p text:style-name="Text_20_body"><text:tab/><text:tab/><text:tab/>Access Control List (ACL)</text:p>
      <text:p text:style-name="Text_20_body"/>
      <text:h text:style-name="Heading_20_1" text:outline-level="1"><text:bookmark-start text:name="__RefHeading___Toc336_878835477"/><text:soft-page-break/>Regular Expressions<text:bookmark-end text:name="__RefHeading___Toc336_878835477"/></text:h>
      <text:p text:style-name="P23">Cheat Sheet:</text:p>
      <text:p text:style-name="P23"><text:s text:c="4"/>Cheat Sheet from MIT:</text:p>
      <text:p text:style-name="P23"><text:s text:c="8"/>http://web.mit.edu/hackl/www/lab/turkshop/slides/regex-cheatsheet.pdf</text:p>
      <text:p text:style-name="P23"><text:s text:c="8"/>resources/regex-cheatsheet-mitcho.pdf</text:p>
      <text:p text:style-name="P23"/>
      <text:p text:style-name="P23"><text:s text:c="4"/>Look-ahead, Look-behind, Non-capturing Parentheses</text:p>
      <text:p text:style-name="P23"><text:s text:c="8"/>https://www.regular-expressions.info/lookaround.html</text:p>
      <text:p text:style-name="P23"><text:s text:c="8"/><text:a xlink:type="simple" xlink:href="https://www.regular-expressions.info/refadv.html" text:style-name="Internet_20_link" text:visited-style-name="Visited_20_Internet_20_Link">https://www.regular-expressions.info/refadv.html</text:a></text:p>
      <text:p text:style-name="P23"/>
      <text:h text:style-name="Heading_20_1" text:outline-level="1"><text:bookmark-start text:name="__RefHeading___Toc338_878835477"/>Security<text:bookmark-end text:name="__RefHeading___Toc338_878835477"/></text:h>
      <text:p text:style-name="P23">Web application security</text:p>
      <text:p text:style-name="P23"><text:tab/>https://en.wikipedia.org/wiki/Web_application_security</text:p>
      <text:p text:style-name="P23"/>
      <text:p text:style-name="P23">XSS</text:p>
      <text:p text:style-name="P23"><text:tab/>http://excess-xss.com/</text:p>
      <text:p text:style-name="P23"/>
      <text:p text:style-name="P23">Learn more about Web Site Security</text:p>
      <text:p text:style-name="P23"><text:tab/>http://www.acunetix.com/websitesecurity/web-site-security/</text:p>
      <text:p text:style-name="P23"/>
      <text:p text:style-name="P23">OWASP:</text:p>
      <text:p text:style-name="P23"><text:tab/>https://www.owasp.org/</text:p>
      <text:p text:style-name="P23"/>
      <text:p text:style-name="P23">Cross-site Scripting (XSS)</text:p>
      <text:p text:style-name="P23"><text:tab/><text:a xlink:type="simple" xlink:href="https://www.owasp.org/index.php/Cross-site_Scripting_%28XSS%29" text:style-name="Internet_20_link" text:visited-style-name="Visited_20_Internet_20_Link">https://www.owasp.org/index.php/Cross-site_Scripting_%28XSS%29</text:a></text:p>
      <text:p text:style-name="P23"/>
      <text:h text:style-name="Heading_20_1" text:outline-level="1"><text:bookmark-start text:name="__RefHeading___Toc340_878835477"/>Software Engineering<text:bookmark-end text:name="__RefHeading___Toc340_878835477"/></text:h>
      <text:p text:style-name="P24">SDLC</text:p>
      <text:p text:style-name="P24"><text:soft-page-break/><text:s text:c="4"/>https://narbit.wordpress.com/2012/06/10/the-differences-between-life-cycle-models-advantages-and-disadvantages/</text:p>
      <text:p text:style-name="P24"/>
      <text:p text:style-name="P24"><text:s text:c="4"/>SDLC Phases:</text:p>
      <text:p text:style-name="P24"><text:s text:c="8"/>http://istqbexamcertification.com/what-are-the-software-development-life-cycle-sdlc-phases/</text:p>
      <text:p text:style-name="P24"/>
      <text:p text:style-name="P24"><text:s text:c="4"/>Six stages of SDLC:</text:p>
      <text:p text:style-name="P24"><text:s text:c="8"/>http://www.slideshare.net/RiantSoft123/6-basic-steps-of-software-development-process</text:p>
      <text:p text:style-name="P24"/>
      <text:p text:style-name="P24"><text:s text:c="4"/>Software Development Processes:</text:p>
      <text:p text:style-name="P24"><text:s text:c="8"/>http://www.princeton.edu/~achaney/tmve/wiki100k/docs/Software_development_process.html</text:p>
      <text:p text:style-name="P24"><text:s text:c="4"/></text:p>
      <text:p text:style-name="P24"><text:s text:c="4"/>resources/sw dev process models.pdf</text:p>
      <text:p text:style-name="P24"/>
      <text:p text:style-name="P24">UML</text:p>
      <text:p text:style-name="P24"><text:s text:c="4"/>Class Diagram</text:p>
      <text:p text:style-name="P24"><text:s text:c="8"/>UML basics: The class diagram</text:p>
      <text:p text:style-name="P24"><text:tab/> <text:s text:c="7"/>http://www.ibm.com/developerworks/rational/library/content/RationalEdge/sep04/bell/</text:p>
      <text:p text:style-name="P24"/>
      <text:p text:style-name="P24"><text:s text:c="8"/>resources/class-diagram.pdf</text:p>
      <text:p text:style-name="P24"><text:s text:c="4"/></text:p>
      <text:p text:style-name="P24"><text:s text:c="4"/>Sequence Diagram</text:p>
      <text:p text:style-name="P24"><text:s text:c="8"/>resources/sequence-diagram.pdf</text:p>
      <text:p text:style-name="P24"/>
      <text:p text:style-name="P24"><text:s text:c="4"/>UML Tutorials:</text:p>
      <text:p text:style-name="P24"><text:tab/> <text:s text:c="3"/>UML on Wikipedia:</text:p>
      <text:p text:style-name="P24"><text:s text:c="12"/>https://en.wikipedia.org/wiki/Unified_Modeling_Language</text:p>
      <text:p text:style-name="P24"/>
      <text:p text:style-name="P24"><text:s text:c="4"/>UML Software and Tools:</text:p>
      <text:p text:style-name="P24"><text:tab/> <text:s text:c="3"/>ArgoUML: http://argouml.tigris.org/</text:p>
      <text:p text:style-name="P24"><text:soft-page-break/><text:tab/> <text:s text:c="3"/>Dia: https://wiki.gnome.org/Apps/Dia/</text:p>
      <text:p text:style-name="P24"/>
      <text:p text:style-name="P24"/>
      <text:p text:style-name="P24">Misc:</text:p>
      <text:p text:style-name="P24"><text:s text:c="4"/>Data and Process Modeling Types:</text:p>
      <text:p text:style-name="P24"><text:s text:c="8"/>http://www.learndatamodeling.com/b_model.php</text:p>
      <text:p text:style-name="P24"/>
      <text:p text:style-name="P24"><text:s text:c="4"/>Comparison among CONCEPTUAL, LOGICAL, and PHYSICAL data models:</text:p>
      <text:p text:style-name="P24"><text:s text:c="8"/>http://en.wikipedia.org/wiki/Logical_data_model</text:p>
      <text:p text:style-name="P24"/>
      <text:p text:style-name="P24"><text:s text:c="4"/>Business process modeling tools:</text:p>
      <text:p text:style-name="P24"><text:s text:c="8"/>http://en.wikipedia.org/wiki/Business_process_modeling#Business_process_modeling_tools</text:p>
      <text:p text:style-name="P24"/>
      <text:p text:style-name="P24"><text:s text:c="4"/>Using Visio 2003 to create ER Diagrams:</text:p>
      <text:p text:style-name="P24"><text:s text:c="8"/><text:a xlink:type="simple" xlink:href="http://perleybrook.umfk.maine.edu/slides/spring%202007/Cos346/Using%20Visio%202003%20to%20create%20ER%20Diagrams.htm" text:style-name="Internet_20_link" text:visited-style-name="Visited_20_Internet_20_Link">http://perleybrook.umfk.maine.edu/slides/spring%202007/Cos346/Using%20Visio%202003%20to%20create%20ER%20Diagrams.htm</text:a></text:p>
      <text:p text:style-name="P24"/>
      <text:h text:style-name="Heading_20_1" text:outline-level="1"><text:bookmark-start text:name="__RefHeading___Toc342_878835477"/>Computer Networks<text:bookmark-end text:name="__RefHeading___Toc342_878835477"/></text:h>
      <text:p text:style-name="P25"><text:span text:style-name="T5"><text:s text:c="8"/></text:span>TCP/IP network basics</text:p>
      <text:p text:style-name="P25"><text:span text:style-name="T5"><text:s text:c="8"/></text:span>HTTP protocol</text:p>
      <text:p text:style-name="P25"><text:span text:style-name="T5"><text:s text:c="8"/></text:span>SSL/TLS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9:41:00.295591846</meta:creation-date>
    <dc:date>2021-07-17T19:57:19.616301633</dc:date>
    <meta:editing-duration>PT16M2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7" meta:paragraph-count="164" meta:word-count="465" meta:character-count="5981" meta:non-whitespace-character-count="5361"/>
  </office:meta>
</office:document-meta>
</file>